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placeholder="true">
          <draw:text-box/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yte-level wo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We have the LDR command, that loads a register with the contents starting at a given memory address: either 4 byres for a W register, or 8 bytes for an X register.</text:p>
              </text:list-item>
              <text:list-item>
                <text:p/>
              </text:list-item>
              <text:list-item>
                <text:p>But as we’ve seen with strings, each character is stored as a single byte (in ASCII), and we’d need a way to load a single byte into a register if we wanted to process textual da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yte-level wor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Solution? <text:s/>RTFM. <text:s/>There are more op-codes similar to LDR but that work on smaller units of data:</text:p>
              </text:list-item>
              <text:list-item>
                <text:p/>
              </text:list-item>
              <text:list-item>
                <text:p>Byte: LDRB Wr, [addr]</text:p>
              </text:list-item>
              <text:list-item>
                <text:p>Half-word (two bytes): LDRH Wr, [addr]</text:p>
              </text:list-item>
              <text:list-item>
                <text:p>Word (four bytes) LDR Wr, [addr]</text:p>
              </text:list-item>
              <text:list-item>
                <text:p>Double word: LDR Xr, [addr]</text:p>
              </text:list-item>
              <text:list-item>
                <text:p/>
              </text:list-item>
              <text:list-item>
                <text:p>Similar modifications for ST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yte-level wor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Example: let’s write a program to accept a string from the user, then calculate the length of the string by looking for the null terminator.</text:p>
              </text:list-item>
              <text:list-item>
                <text:p/>
              </text:list-item>
              <text:list-item>
                <text:p>We’ll write a main routine and a subroutine called scanstr. <text:s/>scanstr will accept a memory location (in X0) as input, start scanning there, and output (in X0) the length of the string. <text:s/>It’ll use a loop, and will stop when it hits the null terminator. <text:s/>We’ll use X1 as a counter/offsetter, which will initially start at 0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8T17:16:48.263146413</meta:creation-date>
    <meta:editing-duration>PT13H57M14S</meta:editing-duration>
    <meta:editing-cycles>2</meta:editing-cycles>
    <meta:generator>LibreOffice/6.0.7.3$Linux_X86_64 LibreOffice_project/00m0$Build-3</meta:generator>
    <dc:title>Alizarin</dc:title>
    <dc:date>2020-09-29T07:54:43.508461984</dc:date>
    <meta:document-statistic meta:object-count="53"/>
  </office:meta>
</office:document-meta>
</file>